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Arial1" svg:font-family="Arial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Standard">
      <style:text-properties style:font-name="Trebuchet MS" fo:font-weight="bold" style:font-weight-asian="bold" style:font-name-complex="Arial"/>
    </style:style>
    <style:style style:name="P3" style:family="paragraph" style:parent-style-name="Standard">
      <style:paragraph-properties style:text-autospace="none" style:snap-to-layout-gri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252in"/>
        </style:tab-stops>
      </style:paragraph-properties>
      <style:text-properties style:font-name="Arial" fo:font-size="11pt" fo:language="es" fo:country="ES" style:font-size-asian="11pt" style:font-name-complex="Arial" style:font-size-complex="11pt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0.1252in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style:snap-to-layout-grid="false">
        <style:tab-stops>
          <style:tab-stop style:position="0.1252in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style:snap-to-layout-grid="false">
        <style:tab-stops>
          <style:tab-stop style:position="0.1252in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6pt" fo:language="es" fo:country="MX" style:text-underline-style="solid" style:text-underline-width="auto" style:text-underline-color="font-color" fo:font-weight="bold" officeooo:rsid="000eabde" officeooo:paragraph-rsid="000eabde" style:font-size-asian="16pt" style:font-weight-asian="bold" style:font-name-complex="Arial" style:font-size-complex="16pt" style:font-weight-complex="bold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style:text-autospace="none"/>
      <style:text-properties officeooo:paragraph-rsid="00145c4b"/>
    </style:style>
    <style:style style:name="P12" style:family="paragraph" style:parent-style-name="Standard">
      <style:text-properties fo:color="#000000" style:font-name="Courier New" fo:font-size="10pt" fo:language="es" fo:country="ES" style:font-name-asian="Times New Roman" style:font-size-asian="10pt" style:language-asian="es" style:country-asian="ES" style:font-name-complex="Courier New" style:font-size-complex="10pt"/>
    </style:style>
    <style:style style:name="P13" style:family="paragraph" style:parent-style-name="Standard">
      <style:paragraph-properties style:text-autospace="none"/>
      <style:text-properties fo:color="#000000" style:font-name="Courier New" fo:font-size="10pt" fo:language="en" fo:country="US" style:font-name-asian="Times New Roman" style:font-size-asian="10pt" style:language-asian="es" style:country-asian="ES" style:font-name-complex="Courier New" style:font-size-complex="10pt"/>
    </style:style>
    <style:style style:name="P14" style:family="paragraph" style:parent-style-name="Standard">
      <style:paragraph-properties style:text-autospace="none"/>
      <style:text-properties fo:color="#000000" style:font-name="Courier New" fo:font-size="10pt" fo:language="en" fo:country="US" officeooo:paragraph-rsid="000f5d64" style:font-name-asian="Times New Roman" style:font-size-asian="10pt" style:language-asian="es" style:country-asian="ES" style:font-name-complex="Courier New" style:font-size-complex="10pt"/>
    </style:style>
    <style:style style:name="P15" style:family="paragraph" style:parent-style-name="Standard">
      <style:paragraph-properties style:text-autospace="none"/>
      <style:text-properties fo:color="#000000" style:font-name="Courier New" fo:font-size="10pt" fo:language="en" fo:country="US" officeooo:paragraph-rsid="00145c4b" style:font-name-asian="Times New Roman" style:font-size-asian="10pt" style:language-asian="es" style:country-asian="ES" style:font-name-complex="Courier New" style:font-size-complex="10pt"/>
    </style:style>
    <style:style style:name="P16" style:family="paragraph" style:parent-style-name="Standard">
      <style:paragraph-properties style:text-autospace="none"/>
      <style:text-properties fo:color="#7f0055" style:font-name="Courier New" fo:font-size="10pt" fo:language="en" fo:country="US" fo:font-weight="bold" style:font-name-asian="Times New Roman" style:font-size-asian="10pt" style:language-asian="es" style:country-asian="ES" style:font-weight-asian="bold" style:font-name-complex="Courier New" style:font-size-complex="10pt" style:font-weight-complex="bold"/>
    </style:style>
    <style:style style:name="P17" style:family="paragraph" style:parent-style-name="Normal_20__28_Web_29_">
      <style:paragraph-properties fo:margin-left="0.4917in" fo:margin-right="0in" fo:margin-top="0in" fo:margin-bottom="0in" loext:contextual-spacing="false" fo:text-align="justify" style:justify-single-word="false" fo:text-indent="0in" style:auto-text-indent="false"/>
      <style:text-properties style:font-name="Arial" fo:font-size="11pt" style:font-size-asian="11pt" style:font-name-complex="Arial" style:font-size-complex="11pt"/>
    </style:style>
    <style:style style:name="P18" style:family="paragraph" style:parent-style-name="Standard">
      <style:paragraph-properties fo:margin-left="0.1252in" fo:margin-right="0in" fo:text-indent="-0.1252in" style:auto-text-indent="false">
        <style:tab-stops>
          <style:tab-stop style:position="0in"/>
        </style:tab-stops>
      </style:paragraph-properties>
      <style:text-properties style:font-name="Arial" fo:font-size="11pt" fo:language="es" fo:country="ES" style:font-size-asian="11pt" style:font-name-complex="Arial" style:font-size-complex="11pt"/>
    </style:style>
    <style:style style:name="P19" style:family="paragraph" style:parent-style-name="Normal_20__28_Web_29_">
      <style:paragraph-properties fo:margin-left="0.5in" fo:margin-right="0in" fo:margin-top="0in" fo:margin-bottom="0in" loext:contextual-spacing="false" fo:text-indent="-0.25in" style:auto-text-indent="false"/>
      <style:text-properties style:font-name="Arial" style:font-name-complex="Arial"/>
    </style:style>
    <style:style style:name="P20" style:family="paragraph" style:parent-style-name="Normal_20__28_Web_29_">
      <style:paragraph-properties fo:margin-top="0in" fo:margin-bottom="0in" loext:contextual-spacing="false"/>
      <style:text-properties style:font-name="Arial" fo:font-weight="bold" style:font-weight-asian="bold" style:font-name-complex="Arial"/>
    </style:style>
    <style:style style:name="P21" style:family="paragraph" style:parent-style-name="Normal_20__28_Web_29_">
      <style:paragraph-properties fo:margin-top="0in" fo:margin-bottom="0in" loext:contextual-spacing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22" style:family="paragraph" style:parent-style-name="Normal_20__28_Web_29_">
      <style:paragraph-properties fo:margin-top="0in" fo:margin-bottom="0in" loext:contextual-spacing="false" fo:text-align="justify" style:justify-single-word="false"/>
      <style:text-properties style:font-name="Arial" fo:font-size="11pt" style:font-size-asian="11pt" style:font-name-complex="Arial" style:font-size-complex="11pt"/>
    </style:style>
    <style:style style:name="P23" style:family="paragraph" style:parent-style-name="Normal_20__28_Web_29_">
      <style:paragraph-properties fo:margin-top="0in" fo:margin-bottom="0in" loext:contextual-spacing="false" fo:text-align="justify" style:justify-single-word="false">
        <style:tab-stops>
          <style:tab-stop style:position="0.6252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4" style:family="paragraph" style:parent-style-name="Normal_20__28_Web_29_">
      <style:paragraph-properties fo:margin-left="0.25in" fo:margin-right="0in" fo:margin-top="0in" fo:margin-bottom="0in" loext:contextual-spacing="false" fo:text-indent="0in" style:auto-text-indent="false"/>
      <style:text-properties style:font-name="Arial" fo:font-size="11pt" style:font-size-asian="11pt" style:font-name-complex="Arial" style:font-size-complex="11pt"/>
    </style:style>
    <style:style style:name="P25" style:family="paragraph" style:parent-style-name="Normal_20__28_Web_29_">
      <style:paragraph-properties fo:margin-left="0.25in" fo:margin-right="0in" fo:margin-top="0in" fo:margin-bottom="0in" loext:contextual-spacing="false" fo:text-indent="0in" style:auto-text-indent="false"/>
      <style:text-properties style:font-name="Arial" fo:font-size="11pt" fo:language="es" fo:country="ES" style:font-size-asian="11pt" style:font-name-complex="Arial" style:font-size-complex="11pt"/>
    </style:style>
    <style:style style:name="P26" style:family="paragraph" style:parent-style-name="Normal_20__28_Web_29_">
      <style:paragraph-properties fo:margin-left="0.25in" fo:margin-right="0in" fo:margin-top="0in" fo:margin-bottom="0in" loext:contextual-spacing="false" fo:text-indent="0in" style:auto-text-indent="false"/>
      <style:text-properties style:font-name="Arial" fo:font-size="11pt" fo:language="es" fo:country="ES" style:font-size-asian="11pt" style:language-asian="none" style:country-asian="none" style:font-name-complex="Arial" style:font-size-complex="11pt"/>
    </style:style>
    <style:style style:name="P27" style:family="paragraph" style:parent-style-name="HTML_20_con_20_formato_20_previo">
      <style:paragraph-properties fo:margin-left="0.25in" fo:margin-right="0in" fo:text-align="justify" style:justify-single-word="false" fo:text-indent="0in" style:auto-text-indent="false">
        <style:tab-stops>
          <style:tab-stop style:position="0.25in"/>
          <style:tab-stop style:position="1.1252in"/>
          <style:tab-stop style:position="1.6583in"/>
          <style:tab-stop style:position="2.2945in"/>
          <style:tab-stop style:position="2.9307in"/>
          <style:tab-stop style:position="3.5665in"/>
          <style:tab-stop style:position="4.2028in"/>
          <style:tab-stop style:position="4.839in"/>
          <style:tab-stop style:position="5.4752in"/>
          <style:tab-stop style:position="6.111in"/>
          <style:tab-stop style:position="6.7472in"/>
          <style:tab-stop style:position="7.3835in"/>
          <style:tab-stop style:position="8.0193in"/>
          <style:tab-stop style:position="8.6555in"/>
          <style:tab-stop style:position="9.2917in"/>
          <style:tab-stop style:position="9.928in"/>
        </style:tab-stops>
      </style:paragraph-properties>
      <style:text-properties style:font-name="Arial" fo:font-size="11pt" style:font-name-asian="SimSun" style:font-size-asian="11pt" style:language-asian="zh" style:country-asian="CN" style:font-name-complex="Arial" style:font-size-complex="11pt"/>
    </style:style>
    <style:style style:name="P28" style:family="paragraph" style:parent-style-name="HTML_20_con_20_formato_20_previo">
      <style:paragraph-properties fo:margin-left="0.25in" fo:margin-right="0in" fo:text-align="justify" style:justify-single-word="false" fo:text-indent="0in" style:auto-text-indent="false">
        <style:tab-stops>
          <style:tab-stop style:position="0.3862in"/>
          <style:tab-stop style:position="1.1252in"/>
          <style:tab-stop style:position="1.6583in"/>
          <style:tab-stop style:position="2.2945in"/>
          <style:tab-stop style:position="2.9307in"/>
          <style:tab-stop style:position="3.5665in"/>
          <style:tab-stop style:position="4.2028in"/>
          <style:tab-stop style:position="4.839in"/>
          <style:tab-stop style:position="5.4752in"/>
          <style:tab-stop style:position="6.111in"/>
          <style:tab-stop style:position="6.7472in"/>
          <style:tab-stop style:position="7.3835in"/>
          <style:tab-stop style:position="8.0193in"/>
          <style:tab-stop style:position="8.6555in"/>
          <style:tab-stop style:position="9.2917in"/>
          <style:tab-stop style:position="9.928in"/>
        </style:tab-stops>
      </style:paragraph-properties>
      <style:text-properties style:font-name="Arial" fo:font-size="11pt" style:font-name-asian="SimSun" style:font-size-asian="11pt" style:language-asian="zh" style:country-asian="CN" style:font-name-complex="Arial" style:font-size-complex="11pt"/>
    </style:style>
    <style:style style:name="P29" style:family="paragraph" style:parent-style-name="HTML_20_con_20_formato_20_previo">
      <style:paragraph-properties fo:margin-left="0.5in" fo:margin-right="0in" fo:text-align="justify" style:justify-single-word="false" fo:text-indent="0in" style:auto-text-indent="false">
        <style:tab-stops>
          <style:tab-stop style:position="0in"/>
          <style:tab-stop style:position="0.8752in"/>
          <style:tab-stop style:position="1.4083in"/>
          <style:tab-stop style:position="2.0445in"/>
          <style:tab-stop style:position="2.6807in"/>
          <style:tab-stop style:position="3.3165in"/>
          <style:tab-stop style:position="3.9528in"/>
          <style:tab-stop style:position="4.589in"/>
          <style:tab-stop style:position="5.2252in"/>
          <style:tab-stop style:position="5.861in"/>
          <style:tab-stop style:position="6.4972in"/>
          <style:tab-stop style:position="7.1335in"/>
          <style:tab-stop style:position="7.7693in"/>
          <style:tab-stop style:position="8.4055in"/>
          <style:tab-stop style:position="9.0417in"/>
          <style:tab-stop style:position="9.678in"/>
        </style:tab-stops>
      </style:paragraph-properties>
      <style:text-properties style:font-name="Arial" fo:font-size="11pt" style:font-name-asian="SimSun" style:font-size-asian="11pt" style:language-asian="zh" style:country-asian="CN" style:font-name-complex="Arial" style:font-size-complex="11pt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Arial" fo:font-weight="bold" style:font-weight-asian="bold" style:font-name-complex="Arial"/>
    </style:style>
    <style:style style:name="P31" style:family="paragraph" style:parent-style-name="Standard">
      <style:paragraph-properties fo:margin-left="0.1252in" fo:margin-right="0in" fo:text-indent="-0.1252in" style:auto-text-indent="false">
        <style:tab-stops>
          <style:tab-stop style:position="0in"/>
        </style:tab-stops>
      </style:paragraph-properties>
      <style:text-properties style:font-name="Arial" fo:font-size="11pt" fo:language="es" fo:country="ES" style:font-size-asian="11pt" style:font-name-complex="Arial" style:font-size-complex="11pt"/>
    </style:style>
    <style:style style:name="P32" style:family="paragraph" style:parent-style-name="Standard" style:list-style-name="L2">
      <loext:graphic-properties draw:fill="none"/>
      <style:paragraph-properties fo:text-align="justify" style:justify-single-word="false" fo:orphans="2" fo:widows="2" fo:background-color="transparent" style:writing-mode="lr-tb">
        <style:tab-stops>
          <style:tab-stop style:position="0.1874in"/>
        </style:tab-stops>
      </style:paragraph-properties>
      <style:text-properties officeooo:paragraph-rsid="0025d8b6"/>
    </style:style>
    <style:style style:name="P33" style:family="paragraph" style:parent-style-name="Normal_20__28_Web_29_" style:list-style-name="WW8Num7">
      <style:paragraph-properties fo:margin-top="0in" fo:margin-bottom="0in" loext:contextual-spacing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Normal_20__28_Web_29_" style:list-style-name="WW8Num7">
      <style:paragraph-properties fo:margin-top="0in" fo:margin-bottom="0in" loext:contextual-spacing="false"/>
      <style:text-properties style:font-name="Arial" fo:font-size="10pt" officeooo:rsid="0025d8b6" officeooo:paragraph-rsid="0025d8b6" style:font-size-asian="10pt" style:font-name-complex="Arial" style:font-size-complex="10pt"/>
    </style:style>
    <style:style style:name="P35" style:family="paragraph" style:parent-style-name="Normal_20__28_Web_29_">
      <style:paragraph-properties fo:margin-top="0in" fo:margin-bottom="0in" loext:contextual-spacing="false" fo:text-align="justify" style:justify-single-word="false"/>
    </style:style>
    <style:style style:name="P36" style:family="paragraph" style:parent-style-name="Normal_20__28_Web_29_">
      <loext:graphic-properties draw:fill="none"/>
      <style:paragraph-properties fo:margin-top="0.1945in" fo:margin-bottom="0.1945in" loext:contextual-spacing="false" fo:text-align="justify" style:justify-single-word="false" fo:orphans="2" fo:widows="2" fo:background-color="transparent" style:writing-mode="lr-tb">
        <style:tab-stops>
          <style:tab-stop style:position="0in"/>
        </style:tab-stops>
      </style:paragraph-properties>
      <style:text-properties style:font-name="Arial" fo:font-size="11pt" officeooo:paragraph-rsid="0025d8b6" style:font-size-asian="11pt" style:font-size-complex="11pt"/>
    </style:style>
    <style:style style:name="P37" style:family="paragraph" style:parent-style-name="Normal_20__28_Web_29_" style:list-style-name="L1" style:master-page-name="">
      <loext:graphic-properties draw:fill="none"/>
      <style:paragraph-properties fo:margin-top="0.1945in" fo:margin-bottom="0.1945in" loext:contextual-spacing="false" fo:text-align="justify" style:justify-single-word="false" fo:orphans="2" fo:widows="2" style:page-number="auto" fo:background-color="transparent" style:writing-mode="lr-tb">
        <style:tab-stops>
          <style:tab-stop style:position="0in"/>
        </style:tab-stops>
      </style:paragraph-properties>
      <style:text-properties style:font-name="Arial" fo:font-size="11pt" officeooo:paragraph-rsid="0025d8b6" style:font-size-asian="11pt" style:font-size-complex="11pt"/>
    </style:style>
    <style:style style:name="P38" style:family="paragraph" style:parent-style-name="Normal_20__28_Web_29_" style:list-style-name="L2">
      <loext:graphic-properties draw:fill="none"/>
      <style:paragraph-properties fo:text-align="justify" style:justify-single-word="false" fo:orphans="2" fo:widows="2" fo:background-color="transparent" style:writing-mode="lr-tb">
        <style:tab-stops>
          <style:tab-stop style:position="0.1874in"/>
        </style:tab-stops>
      </style:paragraph-properties>
      <style:text-properties style:font-name="Arial" fo:font-size="11pt" officeooo:paragraph-rsid="0025d8b6" style:font-size-asian="11pt" style:font-size-complex="11pt"/>
    </style:style>
    <style:style style:name="P39" style:family="paragraph" style:parent-style-name="Normal_20__28_Web_29_" style:list-style-name="L3">
      <loext:graphic-properties draw:fill="none"/>
      <style:paragraph-properties fo:text-align="justify" style:justify-single-word="false" fo:orphans="2" fo:widows="2" fo:background-color="transparent" style:writing-mode="lr-tb">
        <style:tab-stops>
          <style:tab-stop style:position="0.1874in"/>
        </style:tab-stops>
      </style:paragraph-properties>
      <style:text-properties officeooo:paragraph-rsid="0025d8b6"/>
    </style:style>
    <style:style style:name="P40" style:family="paragraph" style:parent-style-name="HTML_20_con_20_formato_20_previo" style:list-style-name="WW8Num2">
      <style:paragraph-properties fo:margin-left="-0.5in" fo:margin-right="0in" fo:text-align="justify" style:justify-single-word="false" fo:text-indent="0in" style:auto-text-indent="false">
        <style:tab-stops>
          <style:tab-stop style:position="0.75in"/>
          <style:tab-stop style:position="1.1362in"/>
          <style:tab-stop style:position="1.772in"/>
          <style:tab-stop style:position="2.4083in"/>
          <style:tab-stop style:position="3.0445in"/>
          <style:tab-stop style:position="3.6807in"/>
          <style:tab-stop style:position="4.3165in"/>
          <style:tab-stop style:position="4.9528in"/>
          <style:tab-stop style:position="5.589in"/>
          <style:tab-stop style:position="6.2252in"/>
          <style:tab-stop style:position="6.861in"/>
          <style:tab-stop style:position="7.4972in"/>
          <style:tab-stop style:position="8.1335in"/>
          <style:tab-stop style:position="8.7693in"/>
          <style:tab-stop style:position="9.4055in"/>
          <style:tab-stop style:position="10.0417in"/>
          <style:tab-stop style:position="10.678in"/>
        </style:tab-stops>
      </style:paragraph-properties>
    </style:style>
    <style:style style:name="P41" style:family="paragraph" style:parent-style-name="HTML_20_con_20_formato_20_previo" style:list-style-name="WW8Num2">
      <style:paragraph-properties fo:margin-left="-0.5in" fo:margin-right="0in" fo:text-align="justify" style:justify-single-word="false" fo:text-indent="0in" style:auto-text-indent="false">
        <style:tab-stops>
          <style:tab-stop style:position="0.75in"/>
          <style:tab-stop style:position="1.1362in"/>
          <style:tab-stop style:position="1.772in"/>
          <style:tab-stop style:position="2.4083in"/>
          <style:tab-stop style:position="3.0445in"/>
          <style:tab-stop style:position="3.6807in"/>
          <style:tab-stop style:position="4.3165in"/>
          <style:tab-stop style:position="4.9528in"/>
          <style:tab-stop style:position="5.589in"/>
          <style:tab-stop style:position="6.2252in"/>
          <style:tab-stop style:position="6.861in"/>
          <style:tab-stop style:position="7.4972in"/>
          <style:tab-stop style:position="8.1335in"/>
          <style:tab-stop style:position="8.7693in"/>
          <style:tab-stop style:position="9.4055in"/>
          <style:tab-stop style:position="10.0417in"/>
          <style:tab-stop style:position="10.678in"/>
        </style:tab-stops>
      </style:paragraph-properties>
      <style:text-properties style:font-name="Arial" fo:font-size="11pt" fo:language="es" fo:country="AR" style:font-size-asian="11pt" style:font-name-complex="Arial" style:font-size-complex="11pt"/>
    </style:style>
    <style:style style:name="P42" style:family="paragraph" style:parent-style-name="HTML_20_con_20_formato_20_previo" style:list-style-name="WW8Num2">
      <style:paragraph-properties fo:margin-left="-0.75in" fo:margin-right="0in" fo:text-align="justify" style:justify-single-word="false" fo:text-indent="0in" style:auto-text-indent="false">
        <style:tab-stops>
          <style:tab-stop style:position="1.25in"/>
          <style:tab-stop style:position="1.3862in"/>
          <style:tab-stop style:position="2.1252in"/>
          <style:tab-stop style:position="2.6583in"/>
          <style:tab-stop style:position="3.2945in"/>
          <style:tab-stop style:position="3.9307in"/>
          <style:tab-stop style:position="4.5665in"/>
          <style:tab-stop style:position="5.2028in"/>
          <style:tab-stop style:position="5.839in"/>
          <style:tab-stop style:position="6.4752in"/>
          <style:tab-stop style:position="7.111in"/>
          <style:tab-stop style:position="7.7472in"/>
          <style:tab-stop style:position="8.3835in"/>
          <style:tab-stop style:position="9.0193in"/>
          <style:tab-stop style:position="9.6555in"/>
          <style:tab-stop style:position="10.2917in"/>
          <style:tab-stop style:position="10.928in"/>
        </style:tab-stops>
      </style:paragraph-properties>
      <style:text-properties style:font-name="Arial" fo:font-size="11pt" style:font-name-asian="SimSun" style:font-size-asian="11pt" style:language-asian="zh" style:country-asian="CN" style:font-name-complex="Arial" style:font-size-complex="11pt"/>
    </style:style>
    <style:style style:name="P43" style:family="paragraph" style:parent-style-name="HTML_20_con_20_formato_20_previo" style:list-style-name="WW8Num2">
      <style:paragraph-properties fo:margin-left="-0.75in" fo:margin-right="0in" fo:text-align="justify" style:justify-single-word="false" fo:text-indent="0in" style:auto-text-indent="false">
        <style:tab-stops>
          <style:tab-stop style:position="1.1252in"/>
          <style:tab-stop style:position="1.25in"/>
          <style:tab-stop style:position="2.1252in"/>
          <style:tab-stop style:position="2.6583in"/>
          <style:tab-stop style:position="3.2945in"/>
          <style:tab-stop style:position="3.9307in"/>
          <style:tab-stop style:position="4.5665in"/>
          <style:tab-stop style:position="5.2028in"/>
          <style:tab-stop style:position="5.839in"/>
          <style:tab-stop style:position="6.4752in"/>
          <style:tab-stop style:position="7.111in"/>
          <style:tab-stop style:position="7.7472in"/>
          <style:tab-stop style:position="8.3835in"/>
          <style:tab-stop style:position="9.0193in"/>
          <style:tab-stop style:position="9.6555in"/>
          <style:tab-stop style:position="10.2917in"/>
          <style:tab-stop style:position="10.928in"/>
        </style:tab-stops>
      </style:paragraph-properties>
      <style:text-properties style:font-name="Arial" fo:font-size="11pt" style:font-name-asian="SimSun" style:font-size-asian="11pt" style:language-asian="zh" style:country-asian="CN" style:font-name-complex="Arial" style:font-size-complex="11pt"/>
    </style:style>
    <style:style style:name="P44" style:family="paragraph" style:parent-style-name="HTML_20_con_20_formato_20_previo" style:list-style-name="WW8Num2">
      <style:paragraph-properties fo:margin-left="-0.75in" fo:margin-right="0in" fo:text-align="justify" style:justify-single-word="false" fo:text-indent="0in" style:auto-text-indent="false">
        <style:tab-stops>
          <style:tab-stop style:position="1.25in"/>
          <style:tab-stop style:position="1.3862in"/>
          <style:tab-stop style:position="2.1252in"/>
          <style:tab-stop style:position="2.6583in"/>
          <style:tab-stop style:position="3.2945in"/>
          <style:tab-stop style:position="3.9307in"/>
          <style:tab-stop style:position="4.5665in"/>
          <style:tab-stop style:position="5.2028in"/>
          <style:tab-stop style:position="5.839in"/>
          <style:tab-stop style:position="6.4752in"/>
          <style:tab-stop style:position="7.111in"/>
          <style:tab-stop style:position="7.7472in"/>
          <style:tab-stop style:position="8.3835in"/>
          <style:tab-stop style:position="9.0193in"/>
          <style:tab-stop style:position="9.6555in"/>
          <style:tab-stop style:position="10.2917in"/>
          <style:tab-stop style:position="10.928in"/>
        </style:tab-stops>
      </style:paragraph-properties>
    </style:style>
    <style:style style:name="P45" style:family="paragraph" style:parent-style-name="HTML_20_con_20_formato_20_previo" style:list-style-name="WW8Num2">
      <style:paragraph-properties fo:margin-left="-0.75in" fo:margin-right="0in" fo:text-align="justify" style:justify-single-word="false" fo:text-indent="0in" style:auto-text-indent="false">
        <style:tab-stops>
          <style:tab-stop style:position="1.25in"/>
          <style:tab-stop style:position="1.3862in"/>
          <style:tab-stop style:position="2.1252in"/>
          <style:tab-stop style:position="2.6583in"/>
          <style:tab-stop style:position="3.2945in"/>
          <style:tab-stop style:position="3.9307in"/>
          <style:tab-stop style:position="4.5665in"/>
          <style:tab-stop style:position="5.2028in"/>
          <style:tab-stop style:position="5.839in"/>
          <style:tab-stop style:position="6.4752in"/>
          <style:tab-stop style:position="7.111in"/>
          <style:tab-stop style:position="7.7472in"/>
          <style:tab-stop style:position="8.3835in"/>
          <style:tab-stop style:position="9.0193in"/>
          <style:tab-stop style:position="9.6555in"/>
          <style:tab-stop style:position="10.2917in"/>
          <style:tab-stop style:position="10.928in"/>
        </style:tab-stops>
      </style:paragraph-properties>
      <style:text-properties officeooo:paragraph-rsid="001db304"/>
    </style:style>
    <style:style style:name="P46" style:family="paragraph" style:parent-style-name="HTML_20_con_20_formato_20_previo" style:list-style-name="WW8Num2">
      <style:paragraph-properties fo:margin-left="-1in" fo:margin-right="0in" fo:text-align="justify" style:justify-single-word="false" fo:text-indent="0in" style:auto-text-indent="false">
        <style:tab-stops>
          <style:tab-stop style:position="1.75in"/>
          <style:tab-stop style:position="2.3752in"/>
          <style:tab-stop style:position="2.9083in"/>
          <style:tab-stop style:position="3.5445in"/>
          <style:tab-stop style:position="4.1807in"/>
          <style:tab-stop style:position="4.8165in"/>
          <style:tab-stop style:position="5.4528in"/>
          <style:tab-stop style:position="6.089in"/>
          <style:tab-stop style:position="6.7252in"/>
          <style:tab-stop style:position="7.361in"/>
          <style:tab-stop style:position="7.9972in"/>
          <style:tab-stop style:position="8.6335in"/>
          <style:tab-stop style:position="9.2693in"/>
          <style:tab-stop style:position="9.9055in"/>
          <style:tab-stop style:position="10.5417in"/>
          <style:tab-stop style:position="11.178in"/>
        </style:tab-stops>
      </style:paragraph-properties>
      <style:text-properties officeooo:paragraph-rsid="0017cbe6"/>
    </style:style>
    <style:style style:name="P47" style:family="paragraph" style:parent-style-name="HTML_20_con_20_formato_20_previo" style:list-style-name="WW8Num2">
      <style:paragraph-properties fo:margin-left="-1in" fo:margin-right="0in" fo:text-align="justify" style:justify-single-word="false" fo:text-indent="0in" style:auto-text-indent="false">
        <style:tab-stops>
          <style:tab-stop style:position="1.75in"/>
          <style:tab-stop style:position="2.3752in"/>
          <style:tab-stop style:position="2.9083in"/>
          <style:tab-stop style:position="3.5445in"/>
          <style:tab-stop style:position="4.1807in"/>
          <style:tab-stop style:position="4.8165in"/>
          <style:tab-stop style:position="5.4528in"/>
          <style:tab-stop style:position="6.089in"/>
          <style:tab-stop style:position="6.7252in"/>
          <style:tab-stop style:position="7.361in"/>
          <style:tab-stop style:position="7.9972in"/>
          <style:tab-stop style:position="8.6335in"/>
          <style:tab-stop style:position="9.2693in"/>
          <style:tab-stop style:position="9.9055in"/>
          <style:tab-stop style:position="10.5417in"/>
          <style:tab-stop style:position="11.178in"/>
        </style:tab-stops>
      </style:paragraph-properties>
      <style:text-properties officeooo:paragraph-rsid="001a5997"/>
    </style:style>
    <style:style style:name="P48" style:family="paragraph" style:parent-style-name="Default" style:list-style-name="L2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9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50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eabde"/>
    </style:style>
    <style:style style:name="T2" style:family="text">
      <style:text-properties style:font-name="Arial" fo:font-size="9pt" style:font-size-asian="9pt" style:font-name-complex="Arial" style:font-size-complex="9pt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officeooo:rsid="000eabde" style:font-size-asian="11pt" style:font-name-complex="Arial" style:font-size-complex="11pt"/>
    </style:style>
    <style:style style:name="T5" style:family="text">
      <style:text-properties style:font-name="Arial" fo:font-size="11pt" officeooo:rsid="0025d8b6" style:font-size-asian="11pt" style:font-name-complex="Arial" style:font-size-complex="11pt"/>
    </style:style>
    <style:style style:name="T6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7" style:family="text">
      <style:text-properties style:font-name="Arial" fo:font-size="11pt" fo:font-weight="bold" style:font-name-asian="SimSun" style:font-size-asian="11pt" style:language-asian="zh" style:country-asian="CN" style:font-weight-asian="bold" style:font-name-complex="Arial" style:font-size-complex="11pt"/>
    </style:style>
    <style:style style:name="T8" style:family="text">
      <style:text-properties style:font-name="Arial" fo:font-size="11pt" fo:font-weight="bold" officeooo:rsid="0017cbe6" style:font-name-asian="SimSun" style:font-size-asian="11pt" style:language-asian="zh" style:country-asian="CN" style:font-weight-asian="bold" style:font-name-complex="Arial" style:font-size-complex="11pt"/>
    </style:style>
    <style:style style:name="T9" style:family="text">
      <style:text-properties style:font-name="Arial" fo:font-size="11pt" fo:language="es" fo:country="AR" style:font-size-asian="11pt" style:font-name-complex="Arial" style:font-size-complex="11pt"/>
    </style:style>
    <style:style style:name="T10" style:family="text">
      <style:text-properties style:font-name="Arial" fo:font-size="11pt" fo:language="es" fo:country="AR" officeooo:rsid="00107a6e" style:font-size-asian="11pt" style:font-name-complex="Arial" style:font-size-complex="11pt"/>
    </style:style>
    <style:style style:name="T11" style:family="text">
      <style:text-properties style:font-name="Arial" fo:font-size="11pt" fo:language="es" fo:country="AR" officeooo:rsid="001f463c" style:font-size-asian="11pt" style:font-name-complex="Arial" style:font-size-complex="11pt"/>
    </style:style>
    <style:style style:name="T12" style:family="text">
      <style:text-properties style:font-name="Arial" fo:font-size="11pt" fo:language="es" fo:country="AR" officeooo:rsid="0020f908" style:font-size-asian="11pt" style:font-name-complex="Arial" style:font-size-complex="11pt"/>
    </style:style>
    <style:style style:name="T13" style:family="text">
      <style:text-properties style:font-name="Arial" fo:font-size="11pt" fo:language="es" fo:country="AR" fo:font-weight="bold" style:font-size-asian="11pt" style:font-weight-asian="bold" style:font-name-complex="Arial" style:font-size-complex="11pt"/>
    </style:style>
    <style:style style:name="T14" style:family="text">
      <style:text-properties style:font-name="Arial" fo:font-size="11pt" fo:language="es" fo:country="AR" fo:font-weight="bold" officeooo:rsid="00117315" style:font-size-asian="11pt" style:font-weight-asian="bold" style:font-name-complex="Arial" style:font-size-complex="11pt"/>
    </style:style>
    <style:style style:name="T15" style:family="text">
      <style:text-properties style:font-name="Arial" fo:font-size="11pt" fo:language="es" fo:country="AR" fo:font-weight="bold" officeooo:rsid="0017cbe6" style:font-size-asian="11pt" style:font-weight-asian="bold" style:font-name-complex="Arial" style:font-size-complex="11pt"/>
    </style:style>
    <style:style style:name="T16" style:family="text">
      <style:text-properties style:font-name="Arial" fo:font-size="11pt" fo:language="es" fo:country="AR" fo:font-weight="bold" style:font-size-asian="11pt" style:font-weight-asian="bold" style:font-name-complex="Arial" style:font-size-complex="11pt" style:font-weight-complex="bold"/>
    </style:style>
    <style:style style:name="T17" style:family="text">
      <style:text-properties style:font-name="Arial" fo:font-size="11pt" fo:language="es" fo:country="AR" fo:font-weight="bold" officeooo:rsid="001e4b00" style:font-size-asian="11pt" style:font-weight-asian="bold" style:font-name-complex="Arial" style:font-size-complex="11pt" style:font-weight-complex="bold"/>
    </style:style>
    <style:style style:name="T18" style:family="text">
      <style:text-properties style:font-name="Arial" fo:font-size="11pt" fo:language="es" fo:country="AR" fo:font-weight="normal" officeooo:rsid="001e4b00" style:font-size-asian="11pt" style:font-weight-asian="normal" style:font-name-complex="Arial" style:font-size-complex="11pt" style:font-weight-complex="normal"/>
    </style:style>
    <style:style style:name="T19" style:family="text">
      <style:text-properties style:font-name="Arial" fo:font-size="11pt" style:font-name-asian="SimSun" style:font-size-asian="11pt" style:language-asian="zh" style:country-asian="CN" style:font-name-complex="Arial" style:font-size-complex="11pt"/>
    </style:style>
    <style:style style:name="T20" style:family="text">
      <style:text-properties style:font-name="Arial" fo:font-size="11pt" officeooo:rsid="00117315" style:font-name-asian="SimSun" style:font-size-asian="11pt" style:language-asian="zh" style:country-asian="CN" style:font-name-complex="Arial" style:font-size-complex="11pt"/>
    </style:style>
    <style:style style:name="T21" style:family="text">
      <style:text-properties style:font-name="Arial" fo:font-size="11pt" officeooo:rsid="0011d0f2" style:font-name-asian="SimSun" style:font-size-asian="11pt" style:language-asian="zh" style:country-asian="CN" style:font-name-complex="Arial" style:font-size-complex="11pt"/>
    </style:style>
    <style:style style:name="T22" style:family="text">
      <style:text-properties style:font-name="Arial" fo:font-size="11pt" officeooo:rsid="0017cbe6" style:font-name-asian="SimSun" style:font-size-asian="11pt" style:language-asian="zh" style:country-asian="CN" style:font-name-complex="Arial" style:font-size-complex="11pt"/>
    </style:style>
    <style:style style:name="T23" style:family="text">
      <style:text-properties style:font-name="Arial" fo:font-size="11pt" officeooo:rsid="0019455e" style:font-name-asian="SimSun" style:font-size-asian="11pt" style:language-asian="zh" style:country-asian="CN" style:font-name-complex="Arial" style:font-size-complex="11pt"/>
    </style:style>
    <style:style style:name="T24" style:family="text">
      <style:text-properties style:font-name="Arial" fo:font-size="11pt" officeooo:rsid="001c5f42" style:font-name-asian="SimSun" style:font-size-asian="11pt" style:language-asian="zh" style:country-asian="CN" style:font-name-complex="Arial" style:font-size-complex="11pt"/>
    </style:style>
    <style:style style:name="T25" style:family="text">
      <style:text-properties style:font-name="Arial" fo:font-size="11pt" officeooo:rsid="001db304" style:font-name-asian="SimSun" style:font-size-asian="11pt" style:language-asian="zh" style:country-asian="CN" style:font-name-complex="Arial" style:font-size-complex="11pt"/>
    </style:style>
    <style:style style:name="T26" style:family="text">
      <style:text-properties style:font-name="Arial" fo:font-size="11pt" officeooo:rsid="001e4b00" style:font-name-asian="SimSun" style:font-size-asian="11pt" style:language-asian="zh" style:country-asian="CN" style:font-name-complex="Arial" style:font-size-complex="11pt"/>
    </style:style>
    <style:style style:name="T27" style:family="text">
      <style:text-properties style:font-name="Arial" fo:font-size="11pt" fo:font-style="italic" style:font-name-asian="SimSun" style:font-size-asian="11pt" style:language-asian="zh" style:country-asian="CN" style:font-style-asian="italic" style:font-name-complex="Arial" style:font-size-complex="11pt"/>
    </style:style>
    <style:style style:name="T28" style:family="text">
      <style:text-properties style:font-name="Arial" fo:font-size="11pt" fo:language="es" fo:country="ES" officeooo:rsid="0025d8b6" style:font-size-asian="11pt" style:font-name-complex="Arial" style:font-size-complex="11pt"/>
    </style:style>
    <style:style style:name="T29" style:family="text">
      <style:text-properties style:font-name="Arial" fo:font-size="11pt" fo:language="es" fo:country="ES" fo:font-weight="bold" officeooo:rsid="0025d8b6" style:font-size-asian="11pt" style:font-weight-asian="bold" style:font-name-complex="Arial" style:font-size-complex="11pt" style:font-weight-complex="bold"/>
    </style:style>
    <style:style style:name="T30" style:family="text">
      <style:text-properties style:font-name="Arial" style:font-name-complex="Arial"/>
    </style:style>
    <style:style style:name="T31" style:family="text">
      <style:text-properties style:font-name="Arial" fo:language="es" fo:country="ES" officeooo:rsid="0025d8b6" style:font-name-complex="Arial"/>
    </style:style>
    <style:style style:name="T32" style:family="text">
      <style:text-properties style:font-name="Arial" fo:language="es" fo:country="ES" fo:font-weight="bold" officeooo:rsid="0025d8b6" style:font-weight-asian="bold" style:font-name-complex="Arial" style:font-weight-complex="bold"/>
    </style:style>
    <style:style style:name="T33" style:family="text">
      <style:text-properties fo:font-weight="bold" style:font-weight-asian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103b97" style:font-weight-asian="bold" style:font-weight-complex="bold"/>
    </style:style>
    <style:style style:name="T36" style:family="text">
      <style:text-properties fo:color="#7f0055" style:font-name="Courier New" fo:font-size="10pt" fo:language="en" fo:country="US" fo:font-weight="bold" style:font-name-asian="Times New Roman" style:font-size-asian="10pt" style:language-asian="es" style:country-asian="ES" style:font-weight-asian="bold" style:font-name-complex="Courier New" style:font-size-complex="10pt" style:font-weight-complex="bold"/>
    </style:style>
    <style:style style:name="T37" style:family="text">
      <style:text-properties fo:color="#7f0055" style:font-name="Courier New" fo:font-size="10pt" fo:language="en" fo:country="US" fo:font-weight="bold" officeooo:rsid="00145c4b" style:font-name-asian="Times New Roman" style:font-size-asian="10pt" style:language-asian="es" style:country-asian="ES" style:font-weight-asian="bold" style:font-name-complex="Courier New" style:font-size-complex="10pt" style:font-weight-complex="bold"/>
    </style:style>
    <style:style style:name="T38" style:family="text">
      <style:text-properties fo:color="#7f0055" fo:font-weight="bold" style:font-weight-asian="bold" style:font-weight-complex="bold"/>
    </style:style>
    <style:style style:name="T39" style:family="text">
      <style:text-properties fo:color="#000000" style:font-name="Courier New" fo:font-size="10pt" fo:language="en" fo:country="US" style:font-name-asian="Times New Roman" style:font-size-asian="10pt" style:language-asian="es" style:country-asian="ES" style:font-name-complex="Courier New" style:font-size-complex="10pt"/>
    </style:style>
    <style:style style:name="T40" style:family="text">
      <style:text-properties fo:color="#000000" style:font-name="Courier New" fo:font-size="10pt" fo:language="en" fo:country="US" officeooo:rsid="000f5d64" style:font-name-asian="Times New Roman" style:font-size-asian="10pt" style:language-asian="es" style:country-asian="ES" style:font-name-complex="Courier New" style:font-size-complex="10pt"/>
    </style:style>
    <style:style style:name="T41" style:family="text">
      <style:text-properties fo:color="#000000" style:font-name="Courier New" fo:font-size="10pt" fo:language="es" fo:country="ES" style:font-name-asian="Times New Roman" style:font-size-asian="10pt" style:language-asian="es" style:country-asian="ES" style:font-name-complex="Courier New" style:font-size-complex="10pt"/>
    </style:style>
    <style:style style:name="T42" style:family="text">
      <style:text-properties officeooo:rsid="000f5d64"/>
    </style:style>
    <style:style style:name="T43" style:family="text">
      <style:text-properties officeooo:rsid="00103b97"/>
    </style:style>
    <style:style style:name="T44" style:family="text">
      <style:text-properties fo:font-weight="normal" officeooo:rsid="00103b97" style:font-weight-asian="normal" style:font-weight-complex="normal"/>
    </style:style>
    <style:style style:name="T45" style:family="text">
      <style:text-properties fo:font-weight="normal" officeooo:rsid="00107a6e" style:font-weight-asian="normal" style:font-weight-complex="normal"/>
    </style:style>
    <style:style style:name="T46" style:family="text">
      <style:text-properties fo:font-weight="normal" officeooo:rsid="00159da7" style:font-weight-asian="normal" style:font-weight-complex="normal"/>
    </style:style>
    <style:style style:name="T47" style:family="text">
      <style:text-properties officeooo:rsid="00159da7"/>
    </style:style>
    <style:style style:name="T48" style:family="text">
      <style:text-properties officeooo:rsid="001db304"/>
    </style:style>
    <style:style style:name="T49" style:family="text">
      <style:text-properties officeooo:rsid="001f463c"/>
    </style:style>
    <style:style style:name="T50" style:family="text">
      <style:text-properties officeooo:rsid="002425be"/>
    </style:style>
    <style:style style:name="T51" style:family="text">
      <style:text-properties officeooo:rsid="0025d8b6"/>
    </style:style>
    <style:style style:name="T52" style:family="text">
      <style:text-properties style:font-name="Arial1"/>
    </style:style>
    <style:style style:name="T53" style:family="text">
      <style:text-properties style:font-name="Arial1" fo:font-weight="bold" style:font-weight-asian="bold"/>
    </style:style>
    <style:style style:name="T54" style:family="text">
      <style:text-properties style:font-name="Arial1" fo:font-size="22pt" style:font-size-asian="22pt"/>
    </style:style>
    <style:style style:name="T55" style:family="text">
      <style:text-properties style:font-name="Arial1" fo:font-size="22pt" fo:font-weight="bold" style:font-size-asian="22pt" style:font-weight-asian="bold"/>
    </style:style>
    <style:style style:name="T56" style:family="text">
      <style:text-properties style:font-name="Arial" fo:font-size="11pt" style:font-size-asian="11pt" style:font-size-complex="11pt"/>
    </style:style>
    <style:style style:name="T57" style:family="text">
      <style:text-properties style:font-name="Arial" fo:font-size="11pt" fo:font-weight="bold" style:font-size-asian="11pt" style:font-weight-asian="bold" style:font-size-complex="11pt"/>
    </style:style>
    <style:style style:name="T58" style:family="text">
      <style:text-properties fo:font-size="22pt" style:font-size-asian="22pt"/>
    </style:style>
    <style:style style:name="T59" style:family="text">
      <style:text-properties fo:font-size="22pt" fo:font-weight="bold" style:font-size-asian="22pt" style:font-weight-asian="bold"/>
    </style:style>
    <style:style style:name="T60" style:family="text">
      <style:text-properties fo:language="es" fo:country="ES" officeooo:rsid="0025d8b6" style:font-name-complex="Arial"/>
    </style:style>
    <style:style style:name="T61" style:family="text">
      <style:text-properties fo:language="es" fo:country="ES" fo:font-weight="bold" officeooo:rsid="0025d8b6" style:font-weight-asian="bold" style:font-name-complex="Arial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letter-kerning="true" style:font-name-asian="SimSun" style:font-size-asian="12pt" style:language-asian="zh" style:country-asian="CN" style:font-style-asian="normal" style:font-weight-asian="bold" style:font-name-complex="Ari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anguage="fr" fo:country="FR" fo:font-style="italic" fo:text-shadow="none" style:text-underline-style="none" fo:font-weight="normal" style:letter-kerning="true" style:font-name-asian="SimSun" style:font-size-asian="12pt" style:language-asian="zh" style:country-asian="CN" style:font-style-asian="italic" style:font-weight-asian="normal" style:font-name-complex="Ari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language="es" fo:country="AR" fo:font-style="normal" fo:text-shadow="none" style:text-underline-style="none" fo:font-weight="bold" style:letter-kerning="true" style:font-name-asian="SimSun" style:font-size-asian="14pt" style:language-asian="zh" style:country-asian="CN" style:font-style-asian="normal" style:font-weight-asian="bold" style:font-name-complex="Arial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language="es" fo:country="AR" fo:font-style="normal" fo:text-shadow="none" style:text-underline-style="none" fo:font-weight="normal" style:letter-kerning="true" style:font-name-asian="SimSun" style:font-size-asian="14pt" style:language-asian="zh" style:country-asian="CN" style:font-style-asian="normal" style:font-weight-asian="normal" style:font-name-complex="Arial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language="es" fo:country="AR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letter-kerning="true" style:font-name-asian="SimSun" style:font-size-asian="14pt" style:language-asian="zh" style:country-asian="CN" style:font-style-asian="normal" style:font-weight-asian="bold" style:font-name-complex="Arial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letter-kerning="true" style:font-name-asian="SimSun" style:font-size-asian="14pt" style:language-asian="zh" style:country-asian="CN" style:font-style-asian="normal" style:font-weight-asian="normal" style:font-name-complex="Arial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letter-kerning="true" style:font-name-asian="SimSun" style:font-size-asian="14pt" style:language-asian="zh" style:country-asian="CN" style:font-style-asian="normal" style:font-weight-asian="bold" style:font-name-complex="Arial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language="es" fo:country="ES" fo:font-style="normal" fo:text-shadow="none" style:text-underline-style="none" fo:font-weight="normal" style:letter-kerning="true" style:font-name-asian="SimSun" style:font-size-asian="14pt" style:language-asian="zh" style:country-asian="CN" style:font-style-asian="normal" style:font-weight-asian="normal" style:font-name-complex="Arial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102in" fo:padding-right="0.1102in" fo:padding-top="0.0602in" fo:padding-bottom="0.0602in" fo:border="none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02in" svg:stroke-color="#000000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draw:textarea-vertical-align="middle" draw:auto-grow-height="false" draw:auto-grow-width="false" fo:padding-top="0.05in" fo:padding-bottom="0.05in" fo:padding-left="0.1in" fo:padding-right="0.1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.0102in" svg:stroke-color="#000000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draw:textarea-vertical-align="middle" draw:auto-grow-height="false" draw:auto-grow-width="false" fo:padding-top="0.05in" fo:padding-bottom="0.05in" fo:padding-left="0.1in" fo:padding-right="0.1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.0102in" svg:stroke-color="#000000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draw:textarea-vertical-align="middle" draw:auto-grow-height="false" draw:auto-grow-width="false" fo:padding-top="0.05in" fo:padding-bottom="0.05in" fo:padding-left="0.1in" fo:padding-right="0.1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.0102in" svg:stroke-color="#000000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draw:textarea-vertical-align="middle" draw:auto-grow-height="false" draw:auto-grow-width="false" fo:padding-top="0.05in" fo:padding-bottom="0.05in" fo:padding-left="0.1in" fo:padding-right="0.1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102in" svg:stroke-color="#000000" draw:marker-start="" draw:marker-start-width="0.0783in" draw:marker-start-center="false" draw:marker-end="" draw:marker-end-width="0.0783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102in" svg:stroke-color="#000000" draw:marker-start="" draw:marker-start-width="0.0783in" draw:marker-start-center="false" draw:marker-end="" draw:marker-end-width="0.0783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.0102in" svg:stroke-color="#000000" draw:marker-start="" draw:marker-start-width="0.0783in" draw:marker-start-center="false" draw:marker-end="" draw:marker-end-width="0.0783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102in" svg:stroke-color="#000000" draw:marker-start="" draw:marker-start-width="0.0783in" draw:marker-start-center="false" draw:marker-end="" draw:marker-end-width="0.0783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.0102in" svg:stroke-color="#000000" draw:marker-start="" draw:marker-start-width="0.0783in" draw:marker-start-center="false" draw:marker-end="" draw:marker-end-width="0.0783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9">Trabajo práctico</text:p>
      <text:p text:style-name="P19"/>
      <text:p text:style-name="P20">Temas <text:span text:style-name="T1">específicos a ejercitar</text:span>: </text:p>
      <text:list xml:id="list6577090058587404762" text:style-name="WW8Num7">
        <text:list-item>
          <text:p text:style-name="P33"><text:span text:style-name="T51">Clases abstractas</text:span> </text:p>
        </text:list-item>
        <text:list-item>
          <text:p text:style-name="P33"><text:span text:style-name="T51">M</text:span>étodos <text:span text:style-name="T51">abstractos</text:span></text:p>
        </text:list-item>
        <text:list-item>
          <text:p text:style-name="P34">Clases abstractas y polimorfismo</text:p>
        </text:list-item>
      </text:list>
      <text:p text:style-name="P21"/>
      <text:p text:style-name="P35"><text:span text:style-name="T3">Para realizar esta práctica cree un proyecto llamado </text:span><text:span text:style-name="T6">Practica</text:span><text:span text:style-name="T3"> en su espacio de trabajo </text:span><text:span text:style-name="T4">de NetBeans</text:span><text:span text:style-name="T3">. </text:span><text:span text:style-name="T5">Considere el siguiente modelo de clases:</text:span></text:p>
      <text:list xml:id="list4039501499627150984" text:style-name="L1">
        <text:list-header>
          <text:p text:style-name="P37"><draw:g text:anchor-type="paragraph" draw:z-index="2" draw:name="Shape1" draw:style-name="gr1"><draw:frame draw:style-name="gr2" draw:text-style-name="P50" svg:width="2.2953in" svg:height="1.5988in" svg:x="2.2181in" svg:y="0.15in"><draw:text-box><text:p text:style-name="P49"><text:span text:style-name="T62">A</text:span><text:span text:style-name="T62">n</text:span><text:span text:style-name="T62">i</text:span><text:span text:style-name="T62">m</text:span><text:span text:style-name="T62">a</text:span><text:span text:style-name="T62">l</text:span><text:span text:style-name="T62"> </text:span><text:span text:style-name="T62">&lt;</text:span><text:span text:style-name="T62">&lt;</text:span><text:span text:style-name="T62">A</text:span><text:span text:style-name="T62">b</text:span><text:span text:style-name="T62">s</text:span><text:span text:style-name="T62">t</text:span><text:span text:style-name="T62">r</text:span><text:span text:style-name="T62">a</text:span><text:span text:style-name="T62">c</text:span><text:span text:style-name="T62">t</text:span><text:span text:style-name="T62">&gt;</text:span><text:span text:style-name="T62">&gt;</text:span></text:p><text:p text:style-name="P49"><text:span text:style-name="T63"/></text:p><text:p text:style-name="P49"><text:span text:style-name="T63">-</text:span><text:span text:style-name="T63"> </text:span><text:span text:style-name="T63">p</text:span><text:span text:style-name="T63">a</text:span><text:span text:style-name="T63">t</text:span><text:span text:style-name="T63">a</text:span><text:span text:style-name="T63">s</text:span><text:span text:style-name="T63"> </text:span><text:span text:style-name="T63">:</text:span><text:span text:style-name="T63"> </text:span><text:span text:style-name="T63">i</text:span><text:span text:style-name="T63">n</text:span><text:span text:style-name="T63">t</text:span></text:p><text:p text:style-name="P49"><text:span text:style-name="T62">+</text:span><text:span text:style-name="T62"> </text:span><text:span text:style-name="T62">A</text:span><text:span text:style-name="T62">n</text:span><text:span text:style-name="T62">i</text:span><text:span text:style-name="T62">m</text:span><text:span text:style-name="T62">a</text:span><text:span text:style-name="T62">l</text:span><text:span text:style-name="T62">(</text:span><text:span text:style-name="T62">)</text:span></text:p><text:p text:style-name="P49"><text:span text:style-name="T62">+</text:span><text:span text:style-name="T62"> </text:span><text:span text:style-name="T62">A</text:span><text:span text:style-name="T62">n</text:span><text:span text:style-name="T62">i</text:span><text:span text:style-name="T62">m</text:span><text:span text:style-name="T62">a</text:span><text:span text:style-name="T62">l</text:span><text:span text:style-name="T62">(</text:span><text:span text:style-name="T62">p</text:span><text:span text:style-name="T62">a</text:span><text:span text:style-name="T62">t</text:span><text:span text:style-name="T62">a</text:span><text:span text:style-name="T62">s</text:span><text:span text:style-name="T62">:</text:span><text:span text:style-name="T62"> </text:span><text:span text:style-name="T62">i</text:span><text:span text:style-name="T62">n</text:span><text:span text:style-name="T62">t</text:span><text:span text:style-name="T62">)</text:span></text:p><text:p text:style-name="P49"><text:span text:style-name="T64">+</text:span><text:span text:style-name="T64"> </text:span><text:span text:style-name="T65">c</text:span><text:span text:style-name="T65">o</text:span><text:span text:style-name="T65">m</text:span><text:span text:style-name="T65">e</text:span><text:span text:style-name="T65">r</text:span><text:span text:style-name="T65">(</text:span><text:span text:style-name="T65">)</text:span><text:span text:style-name="T65"> </text:span><text:span text:style-name="T65">:</text:span><text:span text:style-name="T65"> </text:span><text:span text:style-name="T65">v</text:span><text:span text:style-name="T65">o</text:span><text:span text:style-name="T65">i</text:span><text:span text:style-name="T65">d</text:span></text:p><text:p text:style-name="P49"><text:span text:style-name="T64">+</text:span><text:span text:style-name="T64"> </text:span><text:span text:style-name="T64">g</text:span><text:span text:style-name="T64">e</text:span><text:span text:style-name="T64">t</text:span><text:span text:style-name="T64">P</text:span><text:span text:style-name="T64">a</text:span><text:span text:style-name="T64">t</text:span><text:span text:style-name="T64">a</text:span><text:span text:style-name="T64">s</text:span><text:span text:style-name="T64"> </text:span><text:span text:style-name="T64">:</text:span><text:span text:style-name="T64"> </text:span><text:span text:style-name="T64">i</text:span><text:span text:style-name="T64">n</text:span><text:span text:style-name="T64">t</text:span></text:p><text:p text:style-name="P49"><text:span text:style-name="T64">+</text:span><text:span text:style-name="T64"> </text:span><text:span text:style-name="T64">s</text:span><text:span text:style-name="T64">e</text:span><text:span text:style-name="T64">t</text:span><text:span text:style-name="T64">P</text:span><text:span text:style-name="T64">a</text:span><text:span text:style-name="T64">t</text:span><text:span text:style-name="T64">a</text:span><text:span text:style-name="T64">s</text:span><text:span text:style-name="T64">(</text:span><text:span text:style-name="T64">p</text:span><text:span text:style-name="T64">a</text:span><text:span text:style-name="T64">t</text:span><text:span text:style-name="T64">a</text:span><text:span text:style-name="T64">s</text:span><text:span text:style-name="T64"> </text:span><text:span text:style-name="T64">:</text:span><text:span text:style-name="T64">i</text:span><text:span text:style-name="T64">n</text:span><text:span text:style-name="T64">t</text:span><text:span text:style-name="T64">)</text:span><text:span text:style-name="T64"> </text:span><text:span text:style-name="T64">:</text:span><text:span text:style-name="T64">v</text:span><text:span text:style-name="T64">o</text:span><text:span text:style-name="T64">i</text:span><text:span text:style-name="T64">d</text:span></text:p></draw:text-box></draw:frame><draw:frame draw:style-name="gr3" draw:text-style-name="P51" svg:width="1.424in" svg:height="1.2051in" svg:x="0.4071in" svg:y="2.1957in"><draw:text-box><text:p text:style-name="P49"><text:span text:style-name="T66"/></text:p><text:p text:style-name="P49"><text:span text:style-name="T66">A</text:span><text:span text:style-name="T66">r</text:span><text:span text:style-name="T66">a</text:span><text:span text:style-name="T66">ñ</text:span><text:span text:style-name="T66">a</text:span></text:p><text:p text:style-name="P49"><text:span text:style-name="T67"/></text:p><text:p text:style-name="P49"><text:span text:style-name="T66">+</text:span><text:span text:style-name="T66"> </text:span><text:span text:style-name="T66">A</text:span><text:span text:style-name="T66">r</text:span><text:span text:style-name="T66">a</text:span><text:span text:style-name="T66">ñ</text:span><text:span text:style-name="T66">a</text:span><text:span text:style-name="T66"> </text:span><text:span text:style-name="T66">(</text:span><text:span text:style-name="T66">)</text:span></text:p><text:p text:style-name="P49"><text:span text:style-name="T67">+</text:span><text:span text:style-name="T67"> </text:span><text:span text:style-name="T67">c</text:span><text:span text:style-name="T67">o</text:span><text:span text:style-name="T67">m</text:span><text:span text:style-name="T67">e</text:span><text:span text:style-name="T67">r</text:span><text:span text:style-name="T67">(</text:span><text:span text:style-name="T67">)</text:span><text:span text:style-name="T67"> </text:span><text:span text:style-name="T67">:</text:span><text:span text:style-name="T67"> </text:span><text:span text:style-name="T67">v</text:span><text:span text:style-name="T67">o</text:span><text:span text:style-name="T67">i</text:span><text:span text:style-name="T67">d</text:span></text:p><text:p text:style-name="P49"><text:span text:style-name="T68"/></text:p></draw:text-box></draw:frame><draw:frame draw:style-name="gr4" draw:text-style-name="P52" svg:width="1.424in" svg:height="1.4717in" svg:x="2.478in" svg:y="2.102in"><draw:text-box><text:p text:style-name="P49"><text:span text:style-name="T69">G</text:span><text:span text:style-name="T69">a</text:span><text:span text:style-name="T69">t</text:span><text:span text:style-name="T69">o</text:span></text:p><text:p text:style-name="P49"><text:span text:style-name="T70"/></text:p><text:p text:style-name="P49"><text:span text:style-name="T69">+</text:span><text:span text:style-name="T69"> </text:span><text:span text:style-name="T69">G</text:span><text:span text:style-name="T69">a</text:span><text:span text:style-name="T69">t</text:span><text:span text:style-name="T69">o</text:span><text:span text:style-name="T69">(</text:span><text:span text:style-name="T69">)</text:span></text:p><text:p text:style-name="P49"><text:span text:style-name="T70">+</text:span><text:span text:style-name="T70"> </text:span><text:span text:style-name="T70">c</text:span><text:span text:style-name="T70">o</text:span><text:span text:style-name="T70">m</text:span><text:span text:style-name="T70">e</text:span><text:span text:style-name="T70">r</text:span><text:span text:style-name="T70">(</text:span><text:span text:style-name="T70">)</text:span><text:span text:style-name="T70"> </text:span><text:span text:style-name="T70">:</text:span><text:span text:style-name="T70">v</text:span><text:span text:style-name="T70">o</text:span><text:span text:style-name="T70">i</text:span><text:span text:style-name="T70">d</text:span></text:p></draw:text-box></draw:frame><draw:frame draw:style-name="gr5" draw:text-style-name="P51" svg:width="1.4232in" svg:height="1.3394in" svg:x="4.5496in" svg:y="2.0618in"><draw:text-box><text:p text:style-name="P49"><text:span text:style-name="T71">P</text:span><text:span text:style-name="T71">e</text:span><text:span text:style-name="T71">z</text:span></text:p><text:p text:style-name="P49"><text:span text:style-name="T72"/></text:p><text:p text:style-name="P49"><text:span text:style-name="T71">+</text:span><text:span text:style-name="T71"> </text:span><text:span text:style-name="T71">P</text:span><text:span text:style-name="T71">e</text:span><text:span text:style-name="T71">z</text:span><text:span text:style-name="T71">(</text:span><text:span text:style-name="T71">)</text:span></text:p><text:p text:style-name="P49"><text:span text:style-name="T72">+</text:span><text:span text:style-name="T72"> </text:span><text:span text:style-name="T72">c</text:span><text:span text:style-name="T72">o</text:span><text:span text:style-name="T72">m</text:span><text:span text:style-name="T72">e</text:span><text:span text:style-name="T72">r</text:span><text:span text:style-name="T72">(</text:span><text:span text:style-name="T72">)</text:span><text:span text:style-name="T72"> </text:span><text:span text:style-name="T72">:</text:span><text:span text:style-name="T72">v</text:span><text:span text:style-name="T72">o</text:span><text:span text:style-name="T72">i</text:span><text:span text:style-name="T72">d</text:span></text:p><text:p text:style-name="P49"><text:span text:style-name="T73"/></text:p></draw:text-box></draw:frame><draw:line draw:style-name="gr6" draw:text-style-name="P53" svg:x1="1.0551in" svg:y1="1.9287in" svg:x2="5.3252in" svg:y2="1.9287in"><text:p/></draw:line><draw:line draw:style-name="gr7" draw:text-style-name="P53" svg:x1="1.0551in" svg:y1="1.9287in" svg:x2="1.0551in" svg:y2="2.1957in"><text:p/></draw:line><draw:line draw:style-name="gr8" draw:text-style-name="P53" svg:x1="3.1252in" svg:y1="1.9287in" svg:x2="3.1252in" svg:y2="2.0622in"><text:p/></draw:line><draw:line draw:style-name="gr9" draw:text-style-name="P53" svg:x1="5.3252in" svg:y1="1.9287in" svg:x2="5.3252in" svg:y2="2.0622in"><text:p/></draw:line><draw:line draw:style-name="gr10" draw:text-style-name="P53" svg:x1="3.1189in" svg:y1="1.7102in" svg:x2="3.1189in" svg:y2="2.0087in"><text:p/></draw:line></draw:g><text:span text:style-name="T30"/></text:p>
        </text:list-header>
      </text:list>
      <text:p text:style-name="P36"><text:span text:style-name="T10"/></text:p>
      <text:p text:style-name="P36"><text:span text:style-name="T10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3962499891508166821" text:style-name="L2">
        <text:list-item>
          <text:p text:style-name="P32"><text:span text:style-name="T28">Codifique la jerarquía de clases descripta en el diagrama UML anterior en un paquete llamado </text:span><text:span text:style-name="T29">modelo</text:span><text:span text:style-name="T28">. Todas las clases son públicas. Considere que la implementación del método </text:span><text:span text:style-name="T29">comer()</text:span><text:span text:style-name="T28"> en las distintas subclases de </text:span><text:span text:style-name="T29">Animal</text:span><text:span text:style-name="T28"> consiste en imprimir en pantalla el alimento que ingiere el animal. Por ejemplo, en la clase </text:span><text:span text:style-name="T29">Araña</text:span><text:span text:style-name="T28"> imprime “La araña come insectos”. Los métodos </text:span><text:span text:style-name="T29">getPatas()</text:span><text:span text:style-name="T28"> y </text:span><text:span text:style-name="T29">setPatas()</text:span><text:span text:style-name="T28"> son concretos.</text:span></text:p>
        </text:list-item>
        <text:list-item>
          <text:p text:style-name="P38"><text:span text:style-name="T60">Cree una clase llamada </text:span><text:span text:style-name="T61">TestAnimales</text:span><text:span text:style-name="T60"> en un paquete llamado </text:span><text:span text:style-name="T61">test</text:span><text:span text:style-name="T60">, con las siguientes características:</text:span></text:p>
        </text:list-item>
      </text:list>
      <text:list xml:id="list1106242998901363249" text:style-name="L3">
        <text:list-item>
          <text:list>
            <text:list-item>
              <text:p text:style-name="P39"><text:span text:style-name="T56">En su método main() crea una instancia de Araña, otra de Gato y una de Pez.</text:span></text:p>
            </text:list-item>
            <text:list-item>
              <text:p text:style-name="P39"><text:span text:style-name="T56">Declare un método de clase llamado </text:span><text:span text:style-name="T57">muestraQueCome(Animal a)</text:span><text:span text:style-name="T56"> que recibe como argumento un objeto de tipo Animal y devuelve void. Este método simplemente invoca al método comer() del objeto que recibe como argumento.</text:span></text:p>
            </text:list-item>
            <text:list-item>
              <text:p text:style-name="P39"><text:span text:style-name="T56">Desde el método main() invoque al método muestraQueCome(Animal a) enviándole como argumento cada una de las instancias creadas en el main().</text:span></text:p>
            </text:list-item>
            <text:list-item>
              <text:p text:style-name="P39"><text:span text:style-name="T56">Qué métodos comer() fueron invocados en cada caso? ¿Se aplicó la idea de polimorfismo?</text:span></text:p>
              <text:p text:style-name="P39"><text:soft-page-break/><text:span text:style-name="T56"/></text:p>
            </text:list-item>
          </text:list>
        </text:list-item>
      </text:list>
      <text:list xml:id="list113823253565716" text:continue-list="list3962499891508166821" text:style-name="L2">
        <text:list-item>
          <text:p text:style-name="P48"><text:span text:style-name="T52">Volviendo a la jerarquía de clases inicial, ¿considera correcto que la clase </text:span><text:span text:style-name="T53">Animal</text:span><text:span text:style-name="T52"> establezca que todos los animales tienen </text:span><text:span text:style-name="T53">patas</text:span><text:span text:style-name="T52">? Si es así, ¿cómo podría corregirse la jerarquía? Implemente entonces la nueva jerarquía modificada, y revise la clase </text:span><text:span text:style-name="T53">TestAnimales</text:span><text:span text:style-name="T52"> para introducir también las adaptaciones necesaria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Arial1" svg:font-family="Arial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AR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fo:language="es" fo:country="ES" style:font-name-asian="Arial Unicode MS" style:font-family-asian="'Arial Unicode MS'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52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42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2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122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91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6.5pt" fo:letter-spacing="normal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02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6.5pt" fo:letter-spacing="normal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seño_20_personalizado_7e_LT_7e_Gliederung_20_1" style:display-name="Diseño personalizado~LT~Gliederung 1" style:family="paragraph" style:default-outline-level="">
      <style:paragraph-properties fo:margin-left="0in" fo:margin-right="0in" fo:margin-top="0.2161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2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seño_20_personalizado_7e_LT_7e_Gliederung_20_2" style:display-name="Diseño personalizado~LT~Gliederung 2" style:family="paragraph" style:parent-style-name="Diseño_20_personalizado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6.5pt" fo:letter-spacing="normal" fo:font-style="normal" fo:text-shadow="none" style:text-underline-style="none" fo:font-weight="normal" style:letter-kerning="true" style:font-size-asian="16.5pt" style:font-style-asian="normal" style:font-weight-asian="normal" style:text-emphasize="none"/>
    </style:style>
    <style:style style:name="Diseño_20_personalizado_7e_LT_7e_Gliederung_20_3" style:display-name="Diseño personalizado~LT~Gliederung 3" style:family="paragraph" style:parent-style-name="Diseño_20_personalizado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iseño_20_personalizado_7e_LT_7e_Gliederung_20_4" style:display-name="Diseño personalizado~LT~Gliederung 4" style:family="paragraph" style:parent-style-name="Diseño_20_personalizado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iseño_20_personalizado_7e_LT_7e_Gliederung_20_5" style:display-name="Diseño personalizado~LT~Gliederung 5" style:family="paragraph" style:parent-style-name="Diseño_20_personalizado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eño_20_personalizado_7e_LT_7e_Gliederung_20_6" style:display-name="Diseño personalizado~LT~Gliederung 6" style:family="paragraph" style:parent-style-name="Diseño_20_personalizado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eño_20_personalizado_7e_LT_7e_Gliederung_20_7" style:display-name="Diseño personalizado~LT~Gliederung 7" style:family="paragraph" style:parent-style-name="Diseño_20_personalizado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eño_20_personalizado_7e_LT_7e_Gliederung_20_8" style:display-name="Diseño personalizado~LT~Gliederung 8" style:family="paragraph" style:parent-style-name="Diseño_20_personalizado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eño_20_personalizado_7e_LT_7e_Gliederung_20_9" style:display-name="Diseño personalizado~LT~Gliederung 9" style:family="paragraph" style:parent-style-name="Diseño_20_personalizado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eño_20_personalizado_7e_LT_7e_Titel" style:display-name="Diseño personalizado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seño_20_personalizado_7e_LT_7e_Untertitel" style:display-name="Diseño personalizado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seño_20_personalizado_7e_LT_7e_Notizen" style:display-name="Diseño personalizado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seño_20_personalizado_7e_LT_7e_Hintergrundobjekte" style:display-name="Diseño personaliz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iseño_20_personalizado_7e_LT_7e_Hintergrund" style:display-name="Diseño personaliz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152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42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2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22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091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6.5pt" fo:letter-spacing="normal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602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6.5pt" fo:letter-spacing="normal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58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58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152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42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2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22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091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6.5pt" fo:letter-spacing="normal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602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6.5pt" fo:letter-spacing="normal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307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MS PGothic" fo:font-family="'MS PGothi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58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58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1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Arial" fo:font-family="Arial" style:font-family-generic="swiss" style:font-pitch="variable" fo:font-weight="bold" style:font-name-asian="SimSun" style:font-family-asian="SimSun, 宋体" style:font-pitch-asian="variable" style:font-weight-asian="bold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bullet text:level="2" text:style-name="WW8Num1z1" text:bullet-char="">
        <style:list-level-properties text:space-before="0.75in" text:min-label-width="0.25in"/>
        <style:text-properties style:font-name="Wingdings"/>
      </text:list-level-style-bullet>
      <text:list-level-style-number text:level="3" style:num-suffix="." style:num-format="a" style:num-letter-sync="true">
        <style:list-level-properties text:space-before="1.3752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25in"/>
        <style:text-properties style:font-name="Wingdings"/>
      </text:list-level-style-bullet>
      <text:list-level-style-bullet text:level="2" text:style-name="WW8Num3z1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3z0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3z3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3z1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3z0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3z3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3z1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3z0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text:style-name="WW8Num4z0" text:bullet-char="">
        <style:list-level-properties text:space-before="0.7417in" text:min-label-width="0.25in"/>
        <style:text-properties style:font-name="Wingdings"/>
      </text:list-level-style-bullet>
      <text:list-level-style-bullet text:level="2" text:style-name="WW8Num4z1" text:bullet-char="o">
        <style:list-level-properties text:space-before="1.2417in" text:min-label-width="0.25in"/>
        <style:text-properties style:font-name="Courier New1"/>
      </text:list-level-style-bullet>
      <text:list-level-style-bullet text:level="3" text:style-name="WW8Num4z0" text:bullet-char="">
        <style:list-level-properties text:space-before="1.7417in" text:min-label-width="0.25in"/>
        <style:text-properties style:font-name="Wingdings"/>
      </text:list-level-style-bullet>
      <text:list-level-style-bullet text:level="4" text:style-name="WW8Num4z3" text:bullet-char="">
        <style:list-level-properties text:space-before="2.2417in" text:min-label-width="0.25in"/>
        <style:text-properties style:font-name="Symbol"/>
      </text:list-level-style-bullet>
      <text:list-level-style-bullet text:level="5" text:style-name="WW8Num4z1" text:bullet-char="o">
        <style:list-level-properties text:space-before="2.7417in" text:min-label-width="0.25in"/>
        <style:text-properties style:font-name="Courier New1"/>
      </text:list-level-style-bullet>
      <text:list-level-style-bullet text:level="6" text:style-name="WW8Num4z0" text:bullet-char="">
        <style:list-level-properties text:space-before="3.2417in" text:min-label-width="0.25in"/>
        <style:text-properties style:font-name="Wingdings"/>
      </text:list-level-style-bullet>
      <text:list-level-style-bullet text:level="7" text:style-name="WW8Num4z3" text:bullet-char="">
        <style:list-level-properties text:space-before="3.7417in" text:min-label-width="0.25in"/>
        <style:text-properties style:font-name="Symbol"/>
      </text:list-level-style-bullet>
      <text:list-level-style-bullet text:level="8" text:style-name="WW8Num4z1" text:bullet-char="o">
        <style:list-level-properties text:space-before="4.2417in" text:min-label-width="0.25in"/>
        <style:text-properties style:font-name="Courier New1"/>
      </text:list-level-style-bullet>
      <text:list-level-style-bullet text:level="9" text:style-name="WW8Num4z0" text:bullet-char="">
        <style:list-level-properties text:space-before="4.74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8Num7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7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7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7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space-before="0.4917in" text:min-label-width="0.25in"/>
      </text:list-level-style-number>
      <text:list-level-style-number text:level="2" style:num-suffix="." style:num-format="a" style:num-letter-sync="true">
        <style:list-level-properties text:space-before="0.9917in" text:min-label-width="0.25in"/>
      </text:list-level-style-number>
      <text:list-level-style-number text:level="3" style:num-suffix="." style:num-format="i">
        <style:list-level-properties text:min-label-width="1.7417in" text:min-label-distance="0.1252in" fo:text-align="end"/>
      </text:list-level-style-number>
      <text:list-level-style-number text:level="4" style:num-suffix="." style:num-format="1">
        <style:list-level-properties text:space-before="1.9917in" text:min-label-width="0.25in"/>
      </text:list-level-style-number>
      <text:list-level-style-number text:level="5" style:num-suffix="." style:num-format="a" style:num-letter-sync="true">
        <style:list-level-properties text:space-before="2.4917in" text:min-label-width="0.25in"/>
      </text:list-level-style-number>
      <text:list-level-style-number text:level="6" style:num-suffix="." style:num-format="i">
        <style:list-level-properties text:min-label-width="3.2417in" text:min-label-distance="0.1252in" fo:text-align="end"/>
      </text:list-level-style-number>
      <text:list-level-style-number text:level="7" style:num-suffix="." style:num-format="1">
        <style:list-level-properties text:space-before="3.4917in" text:min-label-width="0.25in"/>
      </text:list-level-style-number>
      <text:list-level-style-number text:level="8" style:num-suffix="." style:num-format="a" style:num-letter-sync="true">
        <style:list-level-properties text:space-before="3.9917in" text:min-label-width="0.25in"/>
      </text:list-level-style-number>
      <text:list-level-style-number text:level="9" style:num-suffix="." style:num-format="i">
        <style:list-level-properties text:min-label-width="4.741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bullet text:level="2" text:style-name="WW8Num10z1" text:bullet-char="o">
        <style:list-level-properties text:space-before="0.75in" text:min-label-width="0.25in"/>
        <style:text-properties style:font-name="Courier New1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Standard">
      <style:text-properties style:font-name="Trebuchet MS" fo:font-weight="bold" style:font-weight-asian="bold" style:font-name-complex="Arial"/>
    </style:style>
    <style:style style:name="MT1" style:family="text">
      <style:text-properties officeooo:rsid="0025d8b6"/>
    </style:style>
    <style:style style:name="MT2" style:family="text">
      <style:text-properties style:font-name="Arial" fo:font-size="9pt" style:font-size-asian="9pt" style:font-name-complex="Arial" style:font-size-complex="9pt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102in" fo:padding-right="0.1102in" fo:padding-top="0.0602in" fo:padding-bottom="0.0602in" fo:border="none"/>
    </style:style>
    <style:page-layout style:name="Mpm1">
      <style:page-layout-properties fo:page-width="8.2673in" fo:page-height="11.6925in" style:num-format="1" style:print-orientation="portrait" fo:margin-top="0.4902in" fo:margin-bottom="0.4902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098in" fo:margin-left="0in" fo:margin-right="0in" fo:margin-bottom="0.4709in" style:dynamic-spacing="true"/>
      </style:header-style>
      <style:footer-style>
        <style:header-footer-properties fo:min-height="0.3846in" fo:margin-left="0in" fo:margin-right="0in" fo:margin-top="0.3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Marco3" text:anchor-type="char" svg:x="-1in" svg:y="0.1173in" svg:width="6.1252in" svg:height="0.302in" draw:z-index="0"><draw:text-box><text:p text:style-name="MP2">Programación Orientada a Objetos – <text:span text:style-name="MT1">Clases abstractas</text:span></text:p></draw:text-box></draw:frame></text:p>
      </style:header>
      <style:footer>
        <text:p text:style-name="Footer"><text:tab/><text:span text:style-name="MT2">Página </text:span><text:span text:style-name="MT2"><text:page-number text:select-page="current">1</text:page-number></text:span><text:span text:style-name="MT2"> de </text:span><text:span text:style-name="MT2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Trabajo práctico Object y sobrecarga de métodos</dc:title>
    <meta:creation-date>2017-03-10T13:40:32.573296896</meta:creation-date>
    <meta:editing-cycles>11</meta:editing-cycles>
    <meta:editing-duration>PT3H22M20S</meta:editing-duration>
    <dc:date>2017-03-23T11:38:22.503334655</dc:date>
    <meta:document-statistic meta:table-count="0" meta:image-count="0" meta:object-count="0" meta:page-count="2" meta:paragraph-count="16" meta:word-count="263" meta:character-count="1667" meta:non-whitespace-character-count="1426"/>
    <meta:user-defined meta:name="Información 1"/>
    <meta:user-defined meta:name="Información 2"/>
    <meta:user-defined meta:name="Información 3"/>
    <meta:user-defined meta:name="Información 4"/>
  </office:meta>
</office:document-meta>
</file>